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6.02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10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5" office:value-type="string" calcext:value-type="string">
            <text:p>Mateus Tomoo Yonemoto Peixoto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5" office:value-type="string" calcext:value-type="string">
            <text:p>Leonardo Pontes Baiser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2"/>
          <table:table-cell table:style-name="Default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6"/>
          <table:table-cell table:style-name="ce8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9" table:content-validation-name="val1"/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9" table:content-validation-name="val1"/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9" table:content-validation-name="val1"/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9" table:content-validation-name="val1"/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/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9" table:content-validation-name="val3"/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/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/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/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/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6"/>
          <table:table-cell table:style-name="ce8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9" table:content-validation-name="val3"/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9" table:content-validation-name="val3"/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9" table:content-validation-name="val3"/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9" table:content-validation-name="val3"/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/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15:54:37.7779244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8-30T15:55:02.601611912</dc:date>
    <meta:editing-duration>PT9M8S</meta:editing-duration>
    <meta:editing-cycles>2</meta:editing-cycles>
    <meta:generator>LibreOffice/5.0.3.2$Linux_X86_64 LibreOffice_project/00m0$Build-2</meta:generator>
    <dc:creator>Mateus </dc:creator>
    <meta:document-statistic meta:table-count="1" meta:cell-count="26" meta:object-count="0"/>
  </office:meta>
</office:document-meta>
</file>